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ucid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ucida Sans" fo:language="en" fo:country="US" style:font-name-asian="Lucida Sans" style:language-asian="en" style:country-asian="US" style:font-name-complex="Lucida Sans" style:font-size-complex="5.65000009536743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RPM</text:p>
          </table:table-cell>
          <table:table-cell office:value-type="string">
            <text:p>Hz</text:p>
          </table:table-cell>
          <table:table-cell office:value-type="string">
            <text:p>w rad/s</text:p>
          </table:table-cell>
          <table:table-cell office:value-type="string">
            <text:p>w^2 (rad/s)^2</text:p>
          </table:table-cell>
          <table:table-cell office:value-type="string">
            <text:p>RADIUS (mm)</text:p>
          </table:table-cell>
          <table:table-cell office:value-type="string">
            <text:p>r (m)</text:p>
          </table:table-cell>
          <table:table-cell office:value-type="string">
            <text:p>acc (w^2*r) (m/s^2)</text:p>
          </table:table-cell>
          <table:table-cell table:style-name="ce2" office:value-type="string">
            <text:p>g</text:p>
          </table:table-cell>
          <table:table-cell office:value-type="string">
            <text:p>Circum (pi r^2)</text:p>
          </table:table-cell>
          <table:table-cell office:value-type="string">
            <text:p>v (c * Hz) = m/s</text:p>
          </table:table-cell>
          <table:table-cell office:value-type="string">
            <text:p>acc (v^2 / r)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00">
            <text:p>100</text:p>
          </table:table-cell>
          <table:table-cell table:formula="of:=ROUND((2*PI())*[.B2])" office:value-type="float" office:value="628">
            <text:p>628</text:p>
          </table:table-cell>
          <table:table-cell table:formula="of:=[.C2]^2" office:value-type="float" office:value="394384">
            <text:p>394384</text:p>
          </table:table-cell>
          <table:table-cell office:value-type="float" office:value="10">
            <text:p>10</text:p>
          </table:table-cell>
          <table:table-cell table:formula="of:=[.E2]/1000" office:value-type="float" office:value="0.01">
            <text:p>0.01</text:p>
          </table:table-cell>
          <table:table-cell table:formula="of:=[.D2]*[.F2]" office:value-type="float" office:value="3943.84">
            <text:p>3943.84</text:p>
          </table:table-cell>
          <table:table-cell table:formula="of:=ROUND([.G2]/(9.80665);2)" office:value-type="float" office:value="402.16">
            <text:p>402.16</text:p>
          </table:table-cell>
          <table:table-cell table:formula="of:=(2*PI())*[.F2]" office:value-type="float" office:value="0.0628318530717959">
            <text:p>0.0628318531</text:p>
          </table:table-cell>
          <table:table-cell table:formula="of:=[.I2]*[.B2]" office:value-type="float" office:value="6.28318530717959">
            <text:p>6.2831853072</text:p>
          </table:table-cell>
          <table:table-cell table:formula="of:=[.J2]^2 / [.F2]" office:value-type="float" office:value="3947.84176043574">
            <text:p>3947.8417604358</text:p>
          </table:table-cell>
          <table:table-cell table:formula="of:=[.K2]/gee" office:value-type="float" office:value="402.567824938765">
            <text:p>402.5678249388</text:p>
          </table:table-cell>
          <table:table-cell/>
        </table:table-row>
        <table:table-row table:style-name="ro3">
          <table:table-cell office:value-type="float" office:value="600">
            <text:p>600</text:p>
          </table:table-cell>
          <table:table-cell table:formula="of:=[.A3]/60" office:value-type="float" office:value="10">
            <text:p>10</text:p>
          </table:table-cell>
          <table:table-cell table:formula="of:=ROUND((2*PI())*[.B3])" office:value-type="float" office:value="63">
            <text:p>63</text:p>
          </table:table-cell>
          <table:table-cell table:formula="of:=[.C3]^2" office:value-type="float" office:value="3969">
            <text:p>3969</text:p>
          </table:table-cell>
          <table:table-cell office:value-type="float" office:value="10">
            <text:p>10</text:p>
          </table:table-cell>
          <table:table-cell table:formula="of:=[.E3]/1000" office:value-type="float" office:value="0.01">
            <text:p>0.01</text:p>
          </table:table-cell>
          <table:table-cell table:formula="of:=[.D3]*[.F3]" office:value-type="float" office:value="39.69">
            <text:p>39.69</text:p>
          </table:table-cell>
          <table:table-cell table:formula="of:=ROUND([.G3]/(9.80665);2)" office:value-type="float" office:value="4.05">
            <text:p>4.05</text:p>
          </table:table-cell>
          <table:table-cell table:formula="of:=(2*PI())*[.F3]" office:value-type="float" office:value="0.0628318530717959">
            <text:p>0.0628318531</text:p>
          </table:table-cell>
          <table:table-cell table:formula="of:=[.I3]*[.B3]" office:value-type="float" office:value="0.628318530717959">
            <text:p>0.6283185307</text:p>
          </table:table-cell>
          <table:table-cell table:formula="of:=[.J3]^2 / [.F3]" office:value-type="float" office:value="39.4784176043574">
            <text:p>39.4784176044</text:p>
          </table:table-cell>
          <table:table-cell table:formula="of:=[.K3]/gee" office:value-type="float" office:value="4.02567824938765">
            <text:p>4.0256782494</text:p>
          </table:table-cell>
          <table:table-cell/>
        </table:table-row>
        <table:table-row table:style-name="ro2">
          <table:table-cell office:value-type="float" office:value="6000">
            <text:p>6000</text:p>
          </table:table-cell>
          <table:table-cell table:formula="of:=[.A4]/60" office:value-type="float" office:value="100">
            <text:p>100</text:p>
          </table:table-cell>
          <table:table-cell table:formula="of:=ROUND((2*PI())*[.B4])" office:value-type="float" office:value="628">
            <text:p>628</text:p>
          </table:table-cell>
          <table:table-cell table:formula="of:=[.C4]^2" office:value-type="float" office:value="394384">
            <text:p>394384</text:p>
          </table:table-cell>
          <table:table-cell office:value-type="float" office:value="5">
            <text:p>5</text:p>
          </table:table-cell>
          <table:table-cell table:formula="of:=[.E4]/1000" office:value-type="float" office:value="0.005">
            <text:p>0.005</text:p>
          </table:table-cell>
          <table:table-cell table:formula="of:=[.D4]*[.F4]" office:value-type="float" office:value="1971.92">
            <text:p>1971.92</text:p>
          </table:table-cell>
          <table:table-cell table:formula="of:=ROUND([.G4]/(9.80665);2)" office:value-type="float" office:value="201.08">
            <text:p>201.08</text:p>
          </table:table-cell>
          <table:table-cell table:formula="of:=(2*PI())*[.F4]" office:value-type="float" office:value="0.0314159265358979">
            <text:p>0.0314159265</text:p>
          </table:table-cell>
          <table:table-cell table:formula="of:=[.I4]*[.B4]" office:value-type="float" office:value="3.14159265358979">
            <text:p>3.1415926536</text:p>
          </table:table-cell>
          <table:table-cell table:formula="of:=[.J4]^2 / [.F4]" office:value-type="float" office:value="1973.92088021787">
            <text:p>1973.9208802179</text:p>
          </table:table-cell>
          <table:table-cell table:formula="of:=[.K4]/gee" office:value-type="float" office:value="201.283912469383">
            <text:p>201.2839124694</text:p>
          </table:table-cell>
          <table:table-cell office:value-type="string">
            <text:p>ADXL193 is our baby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formula="of:=[.A5]/60" office:value-type="float" office:value="15">
            <text:p>15</text:p>
          </table:table-cell>
          <table:table-cell table:formula="of:=ROUND((2*PI())*[.B5])" office:value-type="float" office:value="94">
            <text:p>94</text:p>
          </table:table-cell>
          <table:table-cell table:formula="of:=[.C5]^2" office:value-type="float" office:value="8836">
            <text:p>8836</text:p>
          </table:table-cell>
          <table:table-cell office:value-type="float" office:value="5">
            <text:p>5</text:p>
          </table:table-cell>
          <table:table-cell table:formula="of:=[.E5]/1000" office:value-type="float" office:value="0.005">
            <text:p>0.005</text:p>
          </table:table-cell>
          <table:table-cell table:formula="of:=[.D5]*[.F5]" office:value-type="float" office:value="44.18">
            <text:p>44.18</text:p>
          </table:table-cell>
          <table:table-cell table:formula="of:=ROUND([.G5]/(9.80665);2)" office:value-type="float" office:value="4.51">
            <text:p>4.51</text:p>
          </table:table-cell>
          <table:table-cell table:formula="of:=(2*PI())*[.F5]" office:value-type="float" office:value="0.0314159265358979">
            <text:p>0.0314159265</text:p>
          </table:table-cell>
          <table:table-cell table:formula="of:=[.I5]*[.B5]" office:value-type="float" office:value="0.471238898038469">
            <text:p>0.471238898</text:p>
          </table:table-cell>
          <table:table-cell table:formula="of:=[.J5]^2 / [.F5]" office:value-type="float" office:value="44.4132198049021">
            <text:p>44.4132198049</text:p>
          </table:table-cell>
          <table:table-cell table:formula="of:=[.K5]/gee" office:value-type="float" office:value="4.52888803056111">
            <text:p>4.5288880306</text:p>
          </table:table-cell>
          <table:table-cell office:value-type="string">
            <text:p>Lowest RPM where you'd see image coherently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formula="of:=[.A6]/60" office:value-type="float" office:value="10">
            <text:p>10</text:p>
          </table:table-cell>
          <table:table-cell table:formula="of:=ROUND((2*PI())*[.B6])" office:value-type="float" office:value="63">
            <text:p>63</text:p>
          </table:table-cell>
          <table:table-cell table:formula="of:=[.C6]^2" office:value-type="float" office:value="3969">
            <text:p>3969</text:p>
          </table:table-cell>
          <table:table-cell office:value-type="float" office:value="5">
            <text:p>5</text:p>
          </table:table-cell>
          <table:table-cell table:formula="of:=[.E6]/1000" office:value-type="float" office:value="0.005">
            <text:p>0.005</text:p>
          </table:table-cell>
          <table:table-cell table:formula="of:=[.D6]*[.F6]" office:value-type="float" office:value="19.845">
            <text:p>19.845</text:p>
          </table:table-cell>
          <table:table-cell table:formula="of:=ROUND([.G6]/(9.80665);2)" office:value-type="float" office:value="2.02">
            <text:p>2.02</text:p>
          </table:table-cell>
          <table:table-cell table:formula="of:=(2*PI())*[.F6]" office:value-type="float" office:value="0.0314159265358979">
            <text:p>0.0314159265</text:p>
          </table:table-cell>
          <table:table-cell table:formula="of:=[.I6]*[.B6]" office:value-type="float" office:value="0.314159265358979">
            <text:p>0.3141592654</text:p>
          </table:table-cell>
          <table:table-cell table:formula="of:=[.J6]^2 / [.F6]" office:value-type="float" office:value="19.7392088021787">
            <text:p>19.7392088022</text:p>
          </table:table-cell>
          <table:table-cell table:formula="of:=[.K6]/gee" office:value-type="float" office:value="2.01283912469383">
            <text:p>2.0128391247</text:p>
          </table:table-cell>
          <table:table-cell office:value-type="string">
            <text:p>Lowest RPM for reliable return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formula="of:=[.A7]/60" office:value-type="float" office:value="100">
            <text:p>100</text:p>
          </table:table-cell>
          <table:table-cell table:formula="of:=ROUND((2*PI())*[.B7])" office:value-type="float" office:value="628">
            <text:p>628</text:p>
          </table:table-cell>
          <table:table-cell table:formula="of:=[.C7]^2" office:value-type="float" office:value="394384">
            <text:p>394384</text:p>
          </table:table-cell>
          <table:table-cell office:value-type="float" office:value="1">
            <text:p>1</text:p>
          </table:table-cell>
          <table:table-cell table:formula="of:=[.E7]/1000" office:value-type="float" office:value="0.001">
            <text:p>0.001</text:p>
          </table:table-cell>
          <table:table-cell table:formula="of:=[.D7]*[.F7]" office:value-type="float" office:value="394.384">
            <text:p>394.384</text:p>
          </table:table-cell>
          <table:table-cell table:formula="of:=ROUND([.G7]/(9.80665);2)" office:value-type="float" office:value="40.22">
            <text:p>40.22</text:p>
          </table:table-cell>
          <table:table-cell table:formula="of:=(2*PI())*[.F7]" office:value-type="float" office:value="0.00628318530717959">
            <text:p>0.0062831853</text:p>
          </table:table-cell>
          <table:table-cell table:formula="of:=[.I7]*[.B7]" office:value-type="float" office:value="0.628318530717959">
            <text:p>0.6283185307</text:p>
          </table:table-cell>
          <table:table-cell table:formula="of:=[.J7]^2 / [.F7]" office:value-type="float" office:value="394.784176043574">
            <text:p>394.7841760436</text:p>
          </table:table-cell>
          <table:table-cell table:formula="of:=[.K7]/gee" office:value-type="float" office:value="40.2567824938765">
            <text:p>40.2567824939</text:p>
          </table:table-cell>
          <table:table-cell/>
        </table:table-row>
        <table:table-row table:style-name="ro2">
          <table:table-cell office:value-type="float" office:value="600">
            <text:p>600</text:p>
          </table:table-cell>
          <table:table-cell table:formula="of:=[.A8]/60" office:value-type="float" office:value="10">
            <text:p>10</text:p>
          </table:table-cell>
          <table:table-cell table:formula="of:=ROUND((2*PI())*[.B8])" office:value-type="float" office:value="63">
            <text:p>63</text:p>
          </table:table-cell>
          <table:table-cell table:formula="of:=[.C8]^2" office:value-type="float" office:value="3969">
            <text:p>3969</text:p>
          </table:table-cell>
          <table:table-cell office:value-type="float" office:value="1">
            <text:p>1</text:p>
          </table:table-cell>
          <table:table-cell table:formula="of:=[.E8]/1000" office:value-type="float" office:value="0.001">
            <text:p>0.001</text:p>
          </table:table-cell>
          <table:table-cell table:formula="of:=[.D8]*[.F8]" office:value-type="float" office:value="3.969">
            <text:p>3.969</text:p>
          </table:table-cell>
          <table:table-cell table:formula="of:=ROUND([.G8]/(9.80665);2)" office:value-type="float" office:value="0.4">
            <text:p>0.4</text:p>
          </table:table-cell>
          <table:table-cell table:formula="of:=(2*PI())*[.F8]" office:value-type="float" office:value="0.00628318530717959">
            <text:p>0.0062831853</text:p>
          </table:table-cell>
          <table:table-cell table:formula="of:=[.I8]*[.B8]" office:value-type="float" office:value="0.0628318530717959">
            <text:p>0.0628318531</text:p>
          </table:table-cell>
          <table:table-cell table:formula="of:=[.J8]^2 / [.F8]" office:value-type="float" office:value="3.94784176043574">
            <text:p>3.9478417604</text:p>
          </table:table-cell>
          <table:table-cell table:formula="of:=[.K8]/gee" office:value-type="float" office:value="0.402567824938765">
            <text:p>0.4025678249</text:p>
          </table:table-cell>
          <table:table-cell/>
        </table:table-row>
        <table:table-row table:style-name="ro2">
          <table:table-cell office:value-type="float" office:value="6000">
            <text:p>6000</text:p>
          </table:table-cell>
          <table:table-cell table:formula="of:=[.A9]/60" office:value-type="float" office:value="100">
            <text:p>100</text:p>
          </table:table-cell>
          <table:table-cell table:formula="of:=ROUND((2*PI())*[.B9])" office:value-type="float" office:value="628">
            <text:p>628</text:p>
          </table:table-cell>
          <table:table-cell table:formula="of:=[.C9]^2" office:value-type="float" office:value="394384">
            <text:p>394384</text:p>
          </table:table-cell>
          <table:table-cell office:value-type="float" office:value="3">
            <text:p>3</text:p>
          </table:table-cell>
          <table:table-cell table:formula="of:=[.E9]/1000" office:value-type="float" office:value="0.003">
            <text:p>0.003</text:p>
          </table:table-cell>
          <table:table-cell table:formula="of:=[.D9]*[.F9]" office:value-type="float" office:value="1183.152">
            <text:p>1183.152</text:p>
          </table:table-cell>
          <table:table-cell table:formula="of:=ROUND([.G9]/(9.80665);2)" office:value-type="float" office:value="120.65">
            <text:p>120.65</text:p>
          </table:table-cell>
          <table:table-cell table:formula="of:=(2*PI())*[.F9]" office:value-type="float" office:value="0.0188495559215388">
            <text:p>0.0188495559</text:p>
          </table:table-cell>
          <table:table-cell table:formula="of:=[.I9]*[.B9]" office:value-type="float" office:value="1.88495559215388">
            <text:p>1.8849555922</text:p>
          </table:table-cell>
          <table:table-cell table:formula="of:=[.J9]^2 / [.F9]" office:value-type="float" office:value="1184.35252813072">
            <text:p>1184.3525281307</text:p>
          </table:table-cell>
          <table:table-cell table:formula="of:=[.K9]/gee" office:value-type="float" office:value="120.77034748163">
            <text:p>120.7703474816</text:p>
          </table:table-cell>
          <table:table-cell/>
        </table:table-row>
        <table:table-row table:style-name="ro2">
          <table:table-cell office:value-type="float" office:value="600">
            <text:p>600</text:p>
          </table:table-cell>
          <table:table-cell table:formula="of:=[.A10]/60" office:value-type="float" office:value="10">
            <text:p>10</text:p>
          </table:table-cell>
          <table:table-cell table:formula="of:=ROUND((2*PI())*[.B10])" office:value-type="float" office:value="63">
            <text:p>63</text:p>
          </table:table-cell>
          <table:table-cell table:formula="of:=[.C10]^2" office:value-type="float" office:value="3969">
            <text:p>3969</text:p>
          </table:table-cell>
          <table:table-cell office:value-type="float" office:value="3">
            <text:p>3</text:p>
          </table:table-cell>
          <table:table-cell table:formula="of:=[.E10]/1000" office:value-type="float" office:value="0.003">
            <text:p>0.003</text:p>
          </table:table-cell>
          <table:table-cell table:formula="of:=[.D10]*[.F10]" office:value-type="float" office:value="11.907">
            <text:p>11.907</text:p>
          </table:table-cell>
          <table:table-cell table:formula="of:=ROUND([.G10]/(9.80665);2)" office:value-type="float" office:value="1.21">
            <text:p>1.21</text:p>
          </table:table-cell>
          <table:table-cell table:formula="of:=(2*PI())*[.F10]" office:value-type="float" office:value="0.0188495559215388">
            <text:p>0.0188495559</text:p>
          </table:table-cell>
          <table:table-cell table:formula="of:=[.I10]*[.B10]" office:value-type="float" office:value="0.188495559215388">
            <text:p>0.1884955592</text:p>
          </table:table-cell>
          <table:table-cell table:formula="of:=[.J10]^2 / [.F10]" office:value-type="float" office:value="11.8435252813072">
            <text:p>11.8435252813</text:p>
          </table:table-cell>
          <table:table-cell table:formula="of:=[.K10]/gee" office:value-type="float" office:value="1.2077034748163">
            <text:p>1.2077034748</text:p>
          </table:table-cell>
          <table:table-cell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G</text:p>
          </table:table-cell>
          <table:table-cell table:style-name="ce1" office:value-type="float" office:value="9.80665">
            <text:p>9.80665</text:p>
          </table:table-cell>
          <table:table-cell office:value-type="string">
            <text:p>m/s^2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PM range source </text:p>
          </table:table-cell>
          <table:table-cell/>
          <table:table-cell office:value-type="string">
            <text:p><text:s/><text:a xlink:href="http://www.yoyonation.com/talk/index.php?PHPSESSID=df11ebcb31af5b05259f3a1e70955619&amp;topic=29705.0">http://www.yoyonation.com/talk/index.php?PHPSESSID=df11ebcb31af5b05259f3a1e70955619&amp;topic=29705.0</text:a>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ADXL193</text:p>
          </table:table-cell>
          <table:table-cell office:value-type="string">
            <text:p>250g</text:p>
          </table:table-cell>
          <table:table-cell office:value-type="string">
            <text:p>range</text:p>
          </table:table-cell>
          <table:table-cell office:value-type="string">
            <text:p>8mV/g</text:p>
          </table:table-cell>
          <table:table-cell office:value-type="string">
            <text:p>0.4g</text:p>
          </table:table-cell>
          <table:table-cell office:value-type="string">
            <text:p>in a 10bit a/d</text:p>
          </table:table-cell>
          <table:table-cell office:value-type="string">
            <text:p>Don't want to use an offchip 16bit a/d unless necessary... and no telling what the noise is yet.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>
            <text:p>If we assume we need 15Hz for image to appear stable, shouldn't be an issue at 5mm, that's a 10 avg, 12-13 max, 7ish min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>
            <text:p>Def'ly want to break out some more signals, though, so we can put an SD card shield on; need data capture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gee" table:base-cell-address="$Sheet1.$B$12" table:cell-range-address="$Sheet1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00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k Cobb</meta:initial-creator>
    <meta:creation-date>2011-12-31T14:19:47</meta:creation-date>
    <dc:date>2012-01-19T00:16:13</dc:date>
    <dc:creator>Rick Cobb</dc:creator>
    <meta:editing-duration>PT5H24M30S</meta:editing-duration>
    <meta:editing-cycles>6</meta:editing-cycles>
    <meta:generator>OpenOffice.org/3.3$Unix OpenOffice.org_project/330m20$Build-9567</meta:generator>
    <meta:document-statistic meta:table-count="3" meta:cell-count="137" meta:object-count="0"/>
  </office:meta>
</office:document-meta>
</file>